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6" table:style-name="ta1">
        <table:shapes>
          <draw:frame draw:z-index="0" draw:style-name="gr1" draw:text-style-name="P1" svg:width="212.09mm" svg:height="106.24mm" svg:x="167.59mm" svg:y="24.44mm">
            <loext:p draw:notify-on-update-of-ranges="res6.A2:res6.A8 res6.B1:res6.B1 res6.B2:res6.B8 res6.C1:res6.C1 res6.C2:res6.C8 res6.D1:res6.D1 res6.D2:res6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somme_voiture</text:p>
          </table:table-cell>
          <table:table-cell office:value-type="string" calcext:value-type="string">
            <text:p>somme_poids_lourd</text:p>
          </table:table-cell>
          <table:table-cell office:value-type="string" calcext:value-type="string">
            <text:p>moy_qual x 1000</text:p>
          </table:table-cell>
        </table:table-row>
        <table:table-row table:style-name="ro1">
          <table:table-cell office:value-type="string" calcext:value-type="string">
            <text:p>Roche-sur-Yon</text:p>
          </table:table-cell>
          <table:table-cell office:value-type="float" office:value="11386" calcext:value-type="float">
            <text:p>11386</text:p>
          </table:table-cell>
          <table:table-cell office:value-type="float" office:value="1175" calcext:value-type="float">
            <text:p>1175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string" calcext:value-type="string">
            <text:p>Cholet</text:p>
          </table:table-cell>
          <table:table-cell office:value-type="float" office:value="2626" calcext:value-type="float">
            <text:p>2626</text:p>
          </table:table-cell>
          <table:table-cell office:value-type="float" office:value="132" calcext:value-type="float">
            <text:p>132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M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string" calcext:value-type="string">
            <text:p>Saint-Nazaire</text:p>
          </table:table-cell>
          <table:table-cell office:value-type="float" office:value="398907" calcext:value-type="float">
            <text:p>398907</text:p>
          </table:table-cell>
          <table:table-cell office:value-type="float" office:value="23404" calcext:value-type="float">
            <text:p>23404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Ang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734801" calcext:value-type="float">
            <text:p>734801</text:p>
          </table:table-cell>
          <table:table-cell office:value-type="float" office:value="49170" calcext:value-type="float">
            <text:p>49170</text:p>
          </table:table-cell>
          <table:table-cell office:value-type="float" office:value="3783" calcext:value-type="float">
            <text:p>3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20:52:30.216230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20:53:21.529885752</dc:date>
    <meta:editing-duration>PT1M8S</meta:editing-duration>
    <meta:editing-cycles>2</meta:editing-cycles>
    <meta:generator>LibreOffice/5.1.6.2$Linux_X86_64 LibreOffice_project/10m0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30000" chart:interval-major="600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1cm" svg:height="10.625cm" xlink:href=".." xlink:type="simple" chart:class="chart:bar" chart:style-name="ch1">
        <chart:title svg:x="6.87cm" svg:y="0.348cm" chart:style-name="ch2">
          <text:p>Traffic routier et qualité air par région</text:p>
        </chart:title>
        <chart:subtitle svg:x="2.28cm" svg:y="1.339cm" chart:style-name="ch3">
          <text:p>Somme des poids lourds et des voitures sur les années 2009 et moyenne des indices de qualité</text:p>
        </chart:subtitle>
        <chart:legend chart:legend-position="end" svg:x="17.386cm" svg:y="4.515cm" style:legend-expansion="high" chart:style-name="ch4"/>
        <chart:plot-area chart:style-name="ch5" table:cell-range-address="res6.A1:res6.D8" chart:data-source-has-labels="both" svg:x="0.424cm" svg:y="2.234cm" svg:width="16.538cm" svg:height="7.198cm">
          <chartooo:coordinate-region svg:x="1.601cm" svg:y="2.433cm" svg:width="15.361cm" svg:height="6.352cm"/>
          <chart:axis chart:dimension="x" chart:name="primary-x" chart:style-name="ch6" chartooo:axis-type="auto">
            <chartooo:date-scale/>
            <chart:title svg:x="6.929cm" svg:y="9.644cm" chart:style-name="ch7">
              <text:p>Commune de référence</text:p>
            </chart:title>
            <chart:categories table:cell-range-address="res6.A2:res6.A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res6.B2:res6.B8" chart:label-cell-address="res6.B1:res6.B1" chart:class="chart:bar">
            <chart:data-point chart:repeated="7"/>
          </chart:series>
          <chart:series chart:style-name="ch11" chart:values-cell-range-address="res6.C2:res6.C8" chart:label-cell-address="res6.C1:res6.C1" chart:class="chart:bar">
            <chart:data-point chart:repeated="7"/>
          </chart:series>
          <chart:series chart:style-name="ch12" chart:values-cell-range-address="res6.D2:res6.D8" chart:label-cell-address="res6.D1:res6.D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voiture</text:p>
                <draw:g>
                  <svg:desc>res6.B1:res6.B1</svg:desc>
                </draw:g>
              </table:table-cell>
              <table:table-cell office:value-type="string">
                <text:p>somme_poids_lourd</text:p>
                <draw:g>
                  <svg:desc>res6.C1:res6.C1</svg:desc>
                </draw:g>
              </table:table-cell>
              <table:table-cell office:value-type="string">
                <text:p>moy_qual x 1000</text:p>
                <draw:g>
                  <svg:desc>res6.D1:res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he-sur-Yon</text:p>
                <draw:g>
                  <svg:desc>res6.A2:res6.A8</svg:desc>
                </draw:g>
              </table:table-cell>
              <table:table-cell office:value-type="float" office:value="11386">
                <text:p>11386</text:p>
                <draw:g>
                  <svg:desc>res6.B2:res6.B8</svg:desc>
                </draw:g>
              </table:table-cell>
              <table:table-cell office:value-type="float" office:value="1175">
                <text:p>1175</text:p>
                <draw:g>
                  <svg:desc>res6.C2:res6.C8</svg:desc>
                </draw:g>
              </table:table-cell>
              <table:table-cell office:value-type="float" office:value="3852">
                <text:p>3852</text:p>
                <draw:g>
                  <svg:desc>res6.D2:res6.D8</svg:desc>
                </draw:g>
              </table:table-cell>
            </table:table-row>
            <table:table-row>
              <table:table-cell office:value-type="string">
                <text:p>Cholet</text:p>
              </table:table-cell>
              <table:table-cell office:value-type="float" office:value="2626">
                <text:p>2626</text:p>
              </table:table-cell>
              <table:table-cell office:value-type="float" office:value="132">
                <text:p>132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Lav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M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Saint-Nazaire</text:p>
              </table:table-cell>
              <table:table-cell office:value-type="float" office:value="398907">
                <text:p>398907</text:p>
              </table:table-cell>
              <table:table-cell office:value-type="float" office:value="23404">
                <text:p>23404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734801">
                <text:p>734801</text:p>
              </table:table-cell>
              <table:table-cell office:value-type="float" office:value="49170">
                <text:p>49170</text:p>
              </table:table-cell>
              <table:table-cell office:value-type="float" office:value="3783">
                <text:p>3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